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style:font-weight-asian="normal" style:font-weight-complex="normal"/>
    </style:style>
    <style:style style:name="P2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font-name="Arial" fo:font-size="11pt" fo:font-style="normal" style:text-underline-style="none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ocs-internal-guid-ada38d0e-7fff-a9fc-0621-dc33213e7400"/>Web Services Manager | EduGuide</text:h>
      <text:h text:style-name="Heading_20_3" text:outline-level="3">November 2007 – October 2019</text:h>
      <text:list xml:id="list8466134494043496100" text:style-name="L1">
        <text:list-item>
          <text:p text:style-name="P2"><text:bookmark text:name="docs-internal-guid-07a5bef8-7fff-54ff-fa91-06e1501472ec"/>Introduced user support methodology. This includes an online helpdesk solution, user support procedures, and rules for escalating techncial issues.</text:p>
        </text:list-item>
        <text:list-item>
          <text:p text:style-name="P1"><text:span text:style-name="T1">Assisted site members with issues or questions </text:span>about<text:span text:style-name="T1"> the website via the phone, email, and online ticketing system. </text:span><text:span text:style-name="T1">Wrote articles for the user knowledgebase which explained how features of the website worked.</text:span></text:p>
        </text:list-item>
        <text:list-item>
          <text:p text:style-name="P2">Served as an advocate for users. Conducted UX Research. Recruited beta testers and conducted testing experiments. </text:p>
        </text:list-item>
        <text:list-item>
          <text:p text:style-name="P2">Participated in on-site visits, team launches, and met with school administrators as an EduGuide representative. Resolved questions and promoted EduGuide in person.</text:p>
        </text:list-item>
        <text:list-item>
          <text:p text:style-name="P2">Produced video tutorials. <text:s/>Helped to increase EduGuide’s reach by producing multimedia communications materials.</text:p>
        </text:list-item>
        <text:list-item>
          <text:p text:style-name="P2">Guided or managed webinars/teleconferences. Helped to select and then implement a teleconferencing service. Coordinated with two other staff members on the production of a series of weekly teleconferences. Served as producer and technical support for teleconference. Guided the setup and production of a series of webinars. Served as operator during webinars.</text:p>
        </text:list-item>
        <text:list-item>
          <text:p text:style-name="P2">Streamlined the process for developing and publishing path content. Entered path content into the website and generated supporting graphics. Proofread path content prior to publication.</text:p>
        </text:list-item>
        <text:list-item>
          <text:p text:style-name="P2">Implemented Closed Captioning on the site for path videos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21:38:20.845000000</meta:creation-date>
    <meta:generator>OpenOffice/4.1.7$Win32 OpenOffice.org_project/417m1$Build-9800</meta:generator>
    <dc:date>2019-11-14T16:19:45.78</dc:date>
    <meta:editing-duration>PT1H17M16S</meta:editing-duration>
    <meta:editing-cycles>8</meta:editing-cycles>
    <dc:creator>Jon Morgan</dc:creator>
    <meta:document-statistic meta:table-count="0" meta:image-count="0" meta:object-count="0" meta:page-count="1" meta:paragraph-count="10" meta:word-count="205" meta:character-count="1415"/>
  </office:meta>
</office:document-meta>
</file>